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sto MT" svg:font-family="&quot;Calisto MT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70C0" fo:border-left="2pt solid #0070C0" fo:border-right="2pt solid #0070C0" style:vertical-align="middle" style:repeat-content="false"/>
      <style:paragraph-properties fo:text-align="center"/>
      <style:text-properties fo:color="#0070C0" style:font-name="Calisto MT" style:font-name-asian="Calisto MT" style:font-name-complex="Calisto M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2pt solid #0070C0" style:vertical-align="middle" fo:wrap-option="wrap" style:repeat-content="false"/>
      <style:paragraph-properties fo:text-align="center"/>
      <style:text-properties fo:color="#0070C0" style:font-name="Calisto MT" style:font-name-asian="Calisto MT" style:font-name-complex="Calisto M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2pt solid #0070C0" fo:border-left="2pt solid #0070C0" fo:border-right="2pt solid #0070C0" style:vertical-align="middle" fo:wrap-option="wrap" style:repeat-content="false"/>
      <style:paragraph-properties fo:text-align="center"/>
      <style:text-properties fo:color="#0070C0" style:font-name="Calisto MT" style:font-name-asian="Calisto MT" style:font-name-complex="Calisto M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color="#0070C0" style:font-name="Calisto MT" style:font-name-asian="Calisto MT" style:font-name-complex="Calisto M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2pt solid #0070C0" fo:border-left="2pt solid #0070C0" fo:border-right="none" style:vertical-align="middle" fo:wrap-option="wrap" style:repeat-content="false"/>
      <style:paragraph-properties fo:text-align="center"/>
      <style:text-properties fo:color="#0070C0" style:font-name="Calisto MT" style:font-name-asian="Calisto MT" style:font-name-complex="Calisto M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2pt solid #0070C0" fo:border-left="none" fo:border-right="2pt solid #0070C0" style:vertical-align="middle" fo:wrap-option="wrap" style:repeat-content="false"/>
      <style:paragraph-properties fo:text-align="center"/>
      <style:text-properties fo:color="#0070C0" style:font-name="Calisto MT" style:font-name-asian="Calisto MT" style:font-name-complex="Calisto M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color="#0070C0" style:font-name="Calisto MT" style:font-name-asian="Calisto MT" style:font-name-complex="Calisto M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70C0" style:font-name="Calisto MT" style:font-name-asian="Calisto MT" style:font-name-complex="Calisto M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8EA9DB"/>
      <style:text-properties style:font-name="Calisto MT" style:font-name-asian="Calisto MT" style:font-name-complex="Calisto MT" style:font-family-generic="roman"/>
    </style:style>
    <style:style style:name="ce16" style:family="table-cell" style:parent-style-name="Default" style:data-style-name="N0">
      <style:table-cell-properties fo:border="thin solid #000000" fo:background-color="#8EA9DB"/>
      <style:text-properties style:font-name="Calisto MT" style:font-name-asian="Calisto MT" style:font-name-complex="Calisto MT" style:font-family-generic="roman"/>
    </style:style>
    <style:style style:name="ce17" style:family="table-cell" style:parent-style-name="Default" style:data-style-name="N0">
      <style:table-cell-properties fo:border="thin solid #000000" fo:background-color="#8EA9DB"/>
      <style:text-properties style:font-name="Calisto MT" style:font-name-asian="Calisto MT" style:font-name-complex="Calisto MT" style:font-family-generic="roman"/>
    </style:style>
    <style:style style:name="ce18" style:family="table-cell" style:parent-style-name="Default" style:data-style-name="N0">
      <style:table-cell-properties fo:border="thin solid #000000"/>
      <style:text-properties style:font-name="Calisto MT" style:font-name-asian="Calisto MT" style:font-name-complex="Calisto MT" style:font-family-generic="roman"/>
    </style:style>
    <style:style style:name="ce1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sto MT" style:font-name-asian="Calisto MT" style:font-name-complex="Calisto MT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EA9DB" style:repeat-content="false"/>
      <style:paragraph-properties fo:text-align="center"/>
      <style:text-properties style:font-name="Calisto MT" style:font-name-asian="Calisto MT" style:font-name-complex="Calisto MT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style:font-name="Calisto MT" style:font-name-asian="Calisto MT" style:font-name-complex="Calisto MT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EA9DB" style:rotation-angle="90" style:repeat-content="false"/>
      <style:paragraph-properties fo:text-align="center"/>
      <style:text-properties style:font-name="Calisto MT" style:font-name-asian="Calisto MT" style:font-name-complex="Calisto MT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8EA9DB" style:rotation-angle="90" style:repeat-content="false"/>
      <style:paragraph-properties fo:text-align="center"/>
      <style:text-properties style:font-name="Calisto MT" style:font-name-asian="Calisto MT" style:font-name-complex="Calisto MT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8EA9DB" style:rotation-angle="90" style:repeat-content="false"/>
      <style:paragraph-properties fo:text-align="center"/>
      <style:text-properties style:font-name="Calisto MT" style:font-name-asian="Calisto MT" style:font-name-complex="Calisto MT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sto MT" style:font-name-asian="Calisto MT" style:font-name-complex="Calisto M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Calisto MT" style:font-name-asian="Calisto MT" style:font-name-complex="Calisto MT" style:font-family-generic="roman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sto MT" style:font-name-asian="Calisto MT" style:font-name-complex="Calisto MT" style:font-family-generic="roman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sto MT" style:font-name-asian="Calisto MT" style:font-name-complex="Calisto MT" style:font-family-generic="roman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8EA9DB" style:rotation-angle="90" style:repeat-content="false"/>
      <style:paragraph-properties fo:text-align="center"/>
      <style:text-properties style:font-name="Calisto MT" style:font-name-asian="Calisto MT" style:font-name-complex="Calisto MT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sto MT" style:font-name-asian="Calisto MT" style:font-name-complex="Calisto MT" style:font-family-generic="roman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Calisto MT" style:font-name-asian="Calisto MT" style:font-name-complex="Calisto MT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70C0" style:text-line-through-style="none" style:font-name="Calisto MT" style:font-name-asian="Calisto MT" style:font-name-complex="Calisto MT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6" style:family="text" style:parent-style-name="Default">
      <style:text-properties fo:color="#0070C0" style:text-line-through-style="none" style:font-name="Calisto MT" style:font-name-asian="Calisto MT" style:font-name-complex="Calisto MT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4.206875cm" style:use-optimal-column-width="true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28083333333333cm" style:use-optimal-column-width="true"/>
    </style:style>
    <style:style style:name="co7" style:family="table-column">
      <style:table-column-properties fo:break-before="auto" style:column-width="4.683125cm" style:use-optimal-column-width="true"/>
    </style:style>
    <style:style style:name="co8" style:family="table-column">
      <style:table-column-properties fo:break-before="auto" style:column-width="5.60916666666667cm" style:use-optimal-column-width="true"/>
    </style:style>
    <style:style style:name="co9" style:family="table-column">
      <style:table-column-properties fo:break-before="auto" style:column-width="2.40770833333333cm" style:use-optimal-column-width="true"/>
    </style:style>
    <style:style style:name="co10" style:family="table-column">
      <style:table-column-properties fo:break-before="auto" style:column-width="2.56645833333333cm" style:use-optimal-column-width="true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93145833333333cm" style:use-optimal-column-width="true"/>
    </style:style>
    <style:style style:name="co13" style:family="table-column">
      <style:table-column-properties fo:break-before="auto" style:column-width="3.91583333333333cm" style:use-optimal-column-width="true"/>
    </style:style>
    <style:style style:name="co14" style:family="table-column">
      <style:table-column-properties fo:break-before="auto" style:column-width="2.88395833333333cm" style:use-optimal-column-width="true"/>
    </style:style>
    <style:style style:name="co15" style:family="table-column">
      <style:table-column-properties fo:break-before="auto" style:column-width="2.91041666666667cm" style:use-optimal-column-width="true"/>
    </style:style>
    <style:style style:name="co16" style:family="table-column">
      <style:table-column-properties fo:break-before="auto" style:column-width="3.54541666666667cm" style:use-optimal-column-width="true"/>
    </style:style>
    <style:style style:name="co17" style:family="table-column">
      <style:table-column-properties fo:break-before="auto" style:column-width="1.87854166666667cm" style:use-optimal-column-width="true"/>
    </style:style>
    <style:style style:name="co18" style:family="table-column">
      <style:table-column-properties fo:break-before="auto" style:column-width="4.445cm" style:use-optimal-column-width="true"/>
    </style:style>
    <style:style style:name="co19" style:family="table-column">
      <style:table-column-properties fo:break-before="auto" style:column-width="4.365625cm"/>
    </style:style>
    <style:style style:name="co20" style:family="table-column">
      <style:table-column-properties fo:break-before="auto" style:column-width="4.25979166666667cm"/>
    </style:style>
    <style:style style:name="co21" style:family="table-column">
      <style:table-column-properties fo:break-before="auto" style:column-width="7.51416666666667cm"/>
    </style:style>
    <style:style style:name="co22" style:family="table-column">
      <style:table-column-properties fo:break-before="auto" style:column-width="6.19125cm"/>
    </style:style>
    <style:style style:name="co23" style:family="table-column">
      <style:table-column-properties fo:break-before="auto" style:column-width="5.60916666666667cm"/>
    </style:style>
    <style:style style:name="co24" style:family="table-column">
      <style:table-column-properties fo:break-before="auto" style:column-width="4.78895833333333cm"/>
    </style:style>
    <style:style style:name="co25" style:family="table-column">
      <style:table-column-properties fo:break-before="auto" style:column-width="7.9375cm"/>
    </style:style>
    <style:style style:name="co26" style:family="table-column">
      <style:table-column-properties fo:break-before="auto" style:column-width="2.88395833333333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4.048125cm" style:use-optimal-column-width="true"/>
    </style:style>
    <style:style style:name="co29" style:family="table-column">
      <style:table-column-properties fo:break-before="auto" style:column-width="4.048125cm"/>
    </style:style>
    <style:style style:name="co30" style:family="table-column">
      <style:table-column-properties fo:break-before="auto" style:column-width="2.98979166666667cm" style:use-optimal-column-width="true"/>
    </style:style>
    <style:style style:name="co31" style:family="table-column">
      <style:table-column-properties fo:break-before="auto" style:column-width="2.143125cm" style:use-optimal-column-width="true"/>
    </style:style>
    <style:style style:name="co32" style:family="table-column">
      <style:table-column-properties fo:break-before="auto" style:column-width="4.524375cm" style:use-optimal-column-width="true"/>
    </style:style>
    <style:style style:name="co33" style:family="table-column">
      <style:table-column-properties fo:break-before="auto" style:column-width="4.25979166666667cm" style:use-optimal-column-width="true"/>
    </style:style>
    <style:style style:name="co34" style:family="table-column">
      <style:table-column-properties fo:break-before="auto" style:column-width="2.75166666666667cm" style:use-optimal-column-width="true"/>
    </style:style>
    <style:style style:name="co35" style:family="table-column">
      <style:table-column-properties fo:break-before="auto" style:column-width="2.778125cm" style:use-optimal-column-width="true"/>
    </style:style>
    <style:style style:name="co36" style:family="table-column">
      <style:table-column-properties fo:break-before="auto" style:column-width="2.80458333333333cm" style:use-optimal-column-width="true"/>
    </style:style>
    <style:style style:name="co37" style:family="table-column">
      <style:table-column-properties fo:break-before="auto" style:column-width="3.33375cm"/>
    </style:style>
    <style:style style:name="co38" style:family="table-column">
      <style:table-column-properties fo:break-before="auto" style:column-width="4.07458333333333cm"/>
    </style:style>
    <style:style style:name="co39" style:family="table-column">
      <style:table-column-properties fo:break-before="auto" style:column-width="4.70958333333333cm"/>
    </style:style>
    <style:style style:name="co40" style:family="table-column">
      <style:table-column-properties fo:break-before="auto" style:column-width="3.99520833333333cm"/>
    </style:style>
    <style:style style:name="co41" style:family="table-column">
      <style:table-column-properties fo:break-before="auto" style:column-width="5.42395833333333cm"/>
    </style:style>
    <style:style style:name="co42" style:family="table-column">
      <style:table-column-properties fo:break-before="auto" style:column-width="4.97416666666667cm"/>
    </style:style>
    <style:style style:name="co43" style:family="table-column">
      <style:table-column-properties fo:break-before="auto" style:column-width="3.99520833333333cm" style:use-optimal-column-width="true"/>
    </style:style>
    <style:style style:name="co44" style:family="table-column">
      <style:table-column-properties fo:break-before="auto" style:column-width="3.83645833333333cm" style:use-optimal-column-width="true"/>
    </style:style>
    <style:style style:name="co45" style:family="table-column">
      <style:table-column-properties fo:break-before="auto" style:column-width="4.23333333333333cm" style:use-optimal-column-width="true"/>
    </style:style>
    <style:style style:name="co46" style:family="table-column">
      <style:table-column-properties fo:break-before="auto" style:column-width="4.31270833333333cm" style:use-optimal-column-width="true"/>
    </style:style>
    <style:style style:name="co47" style:family="table-column">
      <style:table-column-properties fo:break-before="auto" style:column-width="0.661458333333333cm"/>
    </style:style>
    <style:style style:name="co48" style:family="table-column">
      <style:table-column-properties fo:break-before="auto" style:column-width="3.14854166666667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57.75pt" style:use-optimal-row-height="true" fo:break-before="auto"/>
    </style:style>
    <style:style style:name="ro4" style:family="table-row">
      <style:table-row-properties style:row-height="99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50">
      <style:graphic-properties draw:stroke="solid" svg:stroke-color="#000000" draw:auto-grow-width="false" draw:auto-grow-height="false"/>
    </style:style>
    <style:style style:family="graphic" style:name="a51">
      <style:graphic-properties draw:stroke="solid" svg:stroke-color="#000000" draw:auto-grow-width="false" draw:auto-grow-height="false"/>
    </style:style>
    <style:style style:family="graphic" style:name="a52">
      <style:graphic-properties draw:stroke="solid" svg:stroke-color="#000000" draw:auto-grow-width="false" draw:auto-grow-height="false"/>
    </style:style>
    <style:style style:family="graphic" style:name="a53">
      <style:graphic-properties draw:stroke="solid" svg:stroke-color="#000000" draw:auto-grow-width="false" draw:auto-grow-height="false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57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58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5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60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46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4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_Atributos_de_Informació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3">
            <office:annotation draw:style-name="a0" svg:x="0.802083333333333in" svg:y="0.0104166666666667in" svg:width="1.58333333333333in" svg:height="0.822916666666667in">
              <dc:creator>Paula Andrea Restrepo Suárez</dc:creator>
              <text:p><text:span text:style-name="T1">Consecutivo o código interno asignado por la entidad al servicio de información</text:span></text:p>
              <text:p/>
            </office:annotation>
            <text:p>Código</text:p>
          </table:table-cell>
          <table:table-cell office:value-type="string" table:style-name="ce4">
            <office:annotation draw:style-name="a1" svg:x="1.54166666666667in" svg:y="0.0104166666666667in" svg:width="1.84375in" svg:height="0.375in">
              <dc:creator>Paula Andrea Restrepo Suárez</dc:creator>
              <text:p><text:span text:style-name="T1">Nombre de la información o activo de información.</text:span></text:p>
              <text:p/>
            </office:annotation>
            <text:p>Información</text:p>
          </table:table-cell>
          <table:table-cell office:value-type="string" table:style-name="ce4">
            <office:annotation draw:style-name="a2" svg:x="2.625in" svg:y="0.0104166666666667in" svg:width="1.02083333333333in" svg:height="0.822916666666667in">
              <dc:creator>Paula Andrea Restrepo Suárez</dc:creator>
              <text:p><text:span text:style-name="T1">Es una breve descripción que que hace referencia el activo de información o información.</text:span></text:p>
              <text:p/>
            </office:annotation>
            <text:p>Descripción</text:p>
          </table:table-cell>
          <table:table-cell office:value-type="string" table:style-name="ce4">
            <office:annotation draw:style-name="a3" svg:x="3.65625in" svg:y="0.0104166666666667in" svg:width="2.01041666666667in" svg:height="0.8125in">
              <dc:creator>Paula Andrea Restrepo Suárez</dc:creator>
              <text:p><text:span text:style-name="T1">Corresponde al área, dependencia o unidad de la entidad responsable de la custodia o control de la información, para efectos de permitir su acceso.</text:span></text:p>
              <text:p/>
            </office:annotation>
            <text:p>Área Responsable</text:p>
          </table:table-cell>
          <table:table-cell office:value-type="string" table:style-name="ce4">
            <office:annotation draw:style-name="a4" svg:x="5.11458333333333in" svg:y="0.0104166666666667in" svg:width="2.90625in" svg:height="1.03125in">
              <dc:creator>Paula Andrea Restrepo Suárez</dc:creator>
              <text:p><text:span text:style-name="T1">Nombre de la entidad externa o área interna que tiene como responsabilidad oficial, generar o producir dicha información.</text:span></text:p>
              <text:p/>
            </office:annotation>
            <text:p>Productor (fuente oficial)</text:p>
          </table:table-cell>
          <table:table-cell office:value-type="string" table:style-name="ce4">
            <office:annotation draw:style-name="a5" svg:x="6.22916666666667in" svg:y="0.0104166666666667in" svg:width="2.28125in" svg:height="0.854166666666667in">
              <dc:creator>Paula Andrea Restrepo Suárez</dc:creator>
              <text:p><text:span text:style-name="T1">Clasificación de acuerdo a la Ley 1712 de 2014. Esta puede ser pública, publica clasificada, pública reservada</text:span><text:span text:style-name="T2">.</text:span><text:span text:style-name="T1"/></text:p>
              <text:p/>
            </office:annotation>
            <text:p>Clasificación</text:p>
          </table:table-cell>
          <table:table-cell office:value-type="string" table:style-name="ce4">
            <office:annotation draw:style-name="a6" svg:x="8.51041666666667in" svg:y="0.0104166666666667in" svg:width="1.58333333333333in" svg:height="0.9375in">
              <dc:creator>Paula Andrea Restrepo Suárez</dc:creator>
              <text:p><text:span text:style-name="T1">Se refiere a si la unidad de información está disponible en formato estructurado, semiestructurado y no estructurado.</text:span><text:span text:style-name="T2"><text:s/></text:span><text:span text:style-name="T1"/></text:p>
              <text:p/>
            </office:annotation>
            <text:p>Tipo de Información</text:p>
          </table:table-cell>
          <table:table-cell office:value-type="string" table:style-name="ce4">
            <office:annotation draw:style-name="a7" svg:x="10.2291666666667in" svg:y="0.0104166666666667in" svg:width="2.88541666666667in" svg:height="0.822916666666667in">
              <dc:creator>Paula Andrea Restrepo Suárez</dc:creator>
              <text:p><text:span text:style-name="T1">Identifica la frecuencia con que se genera la información, de acuerdo a su naturaleza y a la normativa aplicable</text:span></text:p>
              <text:p/>
            </office:annotation>
            <text:p>Frecuencia de Generación</text:p>
          </table:table-cell>
          <table:table-cell office:value-type="string" table:style-name="ce4">
            <office:annotation draw:style-name="a8" svg:x="10.3541666666667in" svg:y="0.0104166666666667in" svg:width="3.15625in" svg:height="1.14583333333333in">
              <dc:creator>Paula Andrea Restrepo Suárez</dc:creator>
              <text:p><text:span text:style-name="T1">Establece el mecanismo en el cual está soportado la información: documento físico, medio electrónico o por algún otro tipo de formato audio visual entre otros. (Físico- análogo o digital- electrónico).<text:s/></text:span></text:p>
              <text:p/>
            </office:annotation>
            <text:p>Soporte</text:p>
          </table:table-cell>
          <table:table-cell office:value-type="string" table:style-name="ce10">
            <office:annotation draw:style-name="a9" svg:x="11.1145833333333in" svg:y="0.0104166666666667in" svg:width="2.39583333333333in" svg:height="1.10416666666667in">
              <dc:creator>Paula Andrea Restrepo Suárez</dc:creator>
              <text:p><text:span text:style-name="T1">Identifica la forma, tamaño o modo en la que se presenta la información o se permite su visualización o consulta, tales como: hoja de cálculo, imagen, audio, video, documento de texto, etc.</text:span><text:span text:style-name="T2"><text:s/></text:span><text:span text:style-name="T1"/></text:p>
              <text:p/>
            </office:annotation>
            <text:p>Formato</text:p>
          </table:table-cell>
          <table:table-cell office:value-type="string" table:style-name="ce12">
            <office:annotation draw:style-name="a10" svg:x="14.59375in" svg:y="0.0104166666666667in" svg:width="1.5in" svg:height="0.822916666666667in">
              <dc:creator>Paula Andrea Restrepo Suárez</dc:creator>
              <text:p><text:span text:style-name="T1">Se coloca SI o No, según SI la fuente de información son datos abiertos.</text:span></text:p>
              <text:p/>
            </office:annotation>
            <text:p>Datos Abiertos</text:p>
          </table:table-cell>
          <table:table-cell office:value-type="string" table:style-name="ce11">
            <office:annotation draw:style-name="a11" svg:x="15.28125in" svg:y="0.0104166666666667in" svg:width="1.82291666666667in" svg:height="1.91666666666667in">
              <dc:creator>Paula Andrea Restrepo Suárez</dc:creator>
              <text:p><text:span text:style-name="T1">Este atributo sólo es utilizado si la respuesta en el atributo de Datos Abiertos es SI. Corresponde al tipo de clasificación temática, tales como: Agrícola y pesquera, Ambiental, Científica, Cultural, Económica y Comercial, Geográfica, Política, Sistema Legal, Social, Transporte y Tráfico y demás que sean identificados.<text:s/></text:span></text:p>
              <text:p/>
            </office:annotation>
            <text:p>Tipo de datos</text:p>
          </table:table-cell>
          <table:table-cell office:value-type="string" table:style-name="ce4">
            <office:annotation draw:style-name="a12" svg:x="16.2604166666667in" svg:y="0.0104166666666667in" svg:width="2.28125in" svg:height="1.25in">
              <dc:creator>Paula Andrea Restrepo Suárez</dc:creator>
              <text:p><text:span text:style-name="T1">Este atributo sólo es utilizado si la respuesta en el atributo de Datos Abiertos es SI. Dirección electrónica del lugar donde se encuentra disponibles los datos abiertos y dispuestos para su descarga.</text:span><text:span text:style-name="T2"><text:s/></text:span><text:span text:style-name="T1"/></text:p>
              <text:p/>
            </office:annotation>
            <text:p>URL de publicación</text:p>
          </table:table-cell>
          <table:table-cell office:value-type="string" table:style-name="ce4">
            <office:annotation draw:style-name="a13" svg:x="16.90625in" svg:y="0.0104166666666667in" svg:width="1.6875in" svg:height="1.09375in">
              <dc:creator>Paula Andrea Restrepo Suárez</dc:creator>
              <text:p><text:span text:style-name="T1">Este atributo sólo es utilizado si la respuesta en el atributo de Datos Abiertos es SI. Hace referencia a la zona o área geográfica a la que corresponden los datos. Por ejemplo, Cundinamarca, el municipio de Soacha, Bogotá, Región amazónica.<text:s/></text:span></text:p>
              <text:p/>
            </office:annotation>
            <text:p>Cobertura Geográf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I.1</text:p>
          </table:table-cell>
          <table:table-cell table:number-columns-repeated="9" table:style-name="ce1"/>
          <table:table-cell table:style-name="ce9"/>
          <table:table-cell table:number-columns-repeated="16373" table:style-name="ce1"/>
        </table:table-row>
        <table:table-row table:style-name="ro2">
          <table:table-cell office:value-type="string" table:style-name="ce5">
            <text:p>I.2</text:p>
          </table:table-cell>
          <table:table-cell table:number-columns-repeated="9" table:style-name="ce1"/>
          <table:table-cell table:style-name="ce9"/>
          <table:table-cell table:number-columns-repeated="16373" table:style-name="ce1"/>
        </table:table-row>
        <table:table-row table:style-name="ro2">
          <table:table-cell office:value-type="string" table:style-name="ce5">
            <text:p>I.3</text:p>
          </table:table-cell>
          <table:table-cell table:number-columns-repeated="9" table:style-name="ce1"/>
          <table:table-cell table:style-name="ce9"/>
          <table:table-cell table:number-columns-repeated="16373" table:style-name="ce1"/>
        </table:table-row>
        <table:table-row table:style-name="ro2">
          <table:table-cell office:value-type="string" table:style-name="ce5">
            <text:p>I.4</text:p>
          </table:table-cell>
          <table:table-cell table:number-columns-repeated="9" table:style-name="ce1"/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5">
            <text:p>I.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I.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I.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I.8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I.9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I.10</text:p>
          </table:table-cell>
          <table:table-cell table:number-columns-repeated="16383" table:style-name="ce1"/>
        </table:table-row>
        <table:table-row table:number-rows-repeated="2" table:style-name="ro2">
          <table:table-cell table:style-name="ce5"/>
          <table:table-cell table:number-columns-repeated="1638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2__Atributos_de_Datos" table:style-name="ta2">
        <table:table-column table:style-name="co1" table:default-cell-style-name="ce5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1" table:default-cell-style-name="ce1"/>
        <table:table-column table:style-name="co25" table:default-cell-style-name="ce1"/>
        <table:table-column table:style-name="co26" table:default-cell-style-name="ce1"/>
        <table:table-column table:style-name="co11" table:number-columns-repeated="16362" table:default-cell-style-name="ce1"/>
        <table:table-row table:style-name="ro3">
          <table:table-cell office:value-type="string" table:style-name="ce3">
            <office:annotation draw:style-name="a14" svg:x="1.0625in" svg:y="0.0104166666666667in" svg:width="1.8125in" svg:height="0.6875in">
              <dc:creator>Paula Andrea Restrepo Suárez</dc:creator>
              <text:p><text:span text:style-name="T1">En caso en que la entidad exista el código de dato este debe ser: un consecutivo o código interno asignado por la oficina de TI o área encargada de la gestión y administración de los datos.</text:span></text:p>
              <text:p/>
            </office:annotation>
            <text:p>Código Datos</text:p>
          </table:table-cell>
          <table:table-cell office:value-type="string" table:style-name="ce2">
            <office:annotation draw:style-name="a15" svg:x="1.82291666666667in" svg:y="0.0104166666666667in" svg:width="1.05208333333333in" svg:height="0.239583333333333in">
              <dc:creator>Paula Andrea Restrepo Suárez</dc:creator>
              <text:p><text:span text:style-name="T1">Nombre del dato</text:span></text:p>
              <text:p/>
            </office:annotation>
            <text:p>Dato</text:p>
          </table:table-cell>
          <table:table-cell office:value-type="string" table:style-name="ce2">
            <office:annotation draw:style-name="a16" svg:x="3.04166666666667in" svg:y="0.0104166666666667in" svg:width="1.5in" svg:height="0.822916666666667in">
              <dc:creator>Paula Andrea Restrepo Suárez</dc:creator>
              <text:p><text:span text:style-name="T1">Breve definición de lo que significa el término dentro del contexto de la entidad.</text:span></text:p>
              <text:p/>
            </office:annotation>
            <text:p>Descripción</text:p>
          </table:table-cell>
          <table:table-cell office:value-type="string" table:style-name="ce4">
            <office:annotation draw:style-name="a17" svg:x="4.58333333333333in" svg:y="0.0104166666666667in" svg:width="1.5in" svg:height="0.822916666666667in">
              <dc:creator>Paula Andrea Restrepo Suárez</dc:creator>
              <text:p><text:span text:style-name="T1">Se coloca SI o No, según SI es un dato georreferenciado.</text:span></text:p>
            </office:annotation>
            <text:p>Dato Georreferenciado</text:p>
          </table:table-cell>
          <table:table-cell office:value-type="string" table:style-name="ce4">
            <office:annotation draw:style-name="a18" svg:x="5.71875in" svg:y="0.0104166666666667in" svg:width="1.75in" svg:height="1.04166666666667in">
              <dc:creator>Paula Andrea Restrepo Suárez</dc:creator>
              <text:p><text:span text:style-name="T1">Área de la entidad responsable de la gestión (actualización, intercambio, entre otros) del dato georreferenciado.</text:span></text:p>
              <text:p/>
            </office:annotation>
            <text:p>Área responsable de la gestión del dato.</text:p>
          </table:table-cell>
          <table:table-cell office:value-type="string" table:style-name="ce4">
            <office:annotation draw:style-name="a19" svg:x="6.85416666666667in" svg:y="0.0104166666666667in" svg:width="1.5in" svg:height="0.822916666666667in">
              <dc:creator>Paula Andrea Restrepo Suárez</dc:creator>
              <text:p><text:span text:style-name="T1">Área de la entidad responsable de la seguridad y custodia del dato.</text:span></text:p>
              <text:p/>
            </office:annotation>
            <text:p>Área responsable de la custodia<text:s/></text:p>
          </table:table-cell>
          <table:table-cell office:value-type="string" table:style-name="ce4">
            <office:annotation draw:style-name="a20" svg:x="8in" svg:y="0.0104166666666667in" svg:width="1.5in" svg:height="0.822916666666667in">
              <dc:creator>Paula Andrea Restrepo Suárez</dc:creator>
              <text:p><text:span text:style-name="T1">Áreas internas de la entidad que consumen o utilizan el dato.</text:span></text:p>
              <text:p/>
            </office:annotation>
            <text:p>Áreas internas consumidoras</text:p>
          </table:table-cell>
          <table:table-cell office:value-type="string" table:style-name="ce4">
            <office:annotation draw:style-name="a21" svg:x="9.14583333333333in" svg:y="0.0104166666666667in" svg:width="1.5in" svg:height="0.822916666666667in">
              <dc:creator>Paula Andrea Restrepo Suárez</dc:creator>
              <text:p><text:span text:style-name="T1">Entidades que consumen o usan el dato.</text:span></text:p>
              <text:p/>
            </office:annotation>
            <text:p>Entidades consumidoras</text:p>
          </table:table-cell>
          <table:table-cell office:value-type="string" table:style-name="ce4">
            <office:annotation draw:style-name="a22" svg:x="10.2604166666667in" svg:y="0.0104166666666667in" svg:width="1.91666666666667in" svg:height="1.08333333333333in">
              <dc:creator>Paula Andrea Restrepo Suárez</dc:creator>
              <text:p><text:span text:style-name="T1">Ubicación física (servidor) donde se encuentra almacenada la fuente oficial del dato geográfico en la entidad</text:span></text:p>
              <text:p/>
            </office:annotation>
            <text:p>Ubicación física del dato georreferenciado</text:p>
          </table:table-cell>
          <table:table-cell office:value-type="string" table:style-name="ce2">
            <office:annotation draw:style-name="a23" svg:x="10.8020833333333in" svg:y="0.0104166666666667in" svg:width="1.5in" svg:height="0.822916666666667in">
              <dc:creator>Paula Andrea Restrepo Suárez</dc:creator>
              <text:p><text:span text:style-name="T1">Abreviatura o sigla que puede tener el concepto o término que define el dato.</text:span></text:p>
              <text:p/>
            </office:annotation>
            <text:p>Sigla</text:p>
          </table:table-cell>
          <table:table-cell office:value-type="string" table:style-name="ce2">
            <office:annotation draw:style-name="a24" svg:x="15.1041666666667in" svg:y="0.0104166666666667in" svg:width="2.26041666666667in" svg:height="1.10416666666667in">
              <dc:creator>Paula Andrea Restrepo Suárez</dc:creator>
              <text:p><text:span text:style-name="T1">Es el conjunto de valores posibles que puede tomar un dato. Por ejemplo, entidad puede tener como dominio (pública, privada, economía mixta) o el campo sexo puede tener como dominio femenino, masculino.</text:span><text:span text:style-name="T2"/></text:p>
              <text:p/>
            </office:annotation>
            <text:p>Dominio</text:p>
          </table:table-cell>
          <table:table-cell office:value-type="string" table:style-name="ce2">
            <office:annotation draw:style-name="a25" svg:x="15.1041666666667in" svg:y="0.0104166666666667in" svg:width="3.21875in" svg:height="1.22916666666667in">
              <dc:creator>Paula Andrea Restrepo Suárez</dc:creator>
              <text:p><text:span text:style-name="T1">Corresponde al tipo de dato (texto, fecha, numérico, xml, entre otros). En algunos casos como la fecha puede tener un formato de máscara para indicar por ejemplo si es yyyy/mm/dd o dd/mm/yyyy.</text:span></text:p>
              <text:p/>
            </office:annotation>
            <text:p>Formato (máscara)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D.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.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.3</text:p>
          </table:table-cell>
          <table:table-cell table:number-columns-repeated="2" table:style-name="ce1"/>
          <table:table-cell table:style-name="ce13"/>
          <table:table-cell table:number-columns-repeated="16380" table:style-name="ce1"/>
        </table:table-row>
        <table:table-row table:style-name="ro2">
          <table:table-cell office:value-type="string" table:style-name="ce5">
            <text:p>D.4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.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.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.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.8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.9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.10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3__Flujo_de_Informacion" table:style-name="ta1">
        <table:table-column table:style-name="co1" table:default-cell-style-name="ce1"/>
        <table:table-column table:style-name="co27" table:default-cell-style-name="ce1"/>
        <table:table-column table:style-name="co6" table:default-cell-style-name="ce1"/>
        <table:table-column table:style-name="co28" table:default-cell-style-name="ce1"/>
        <table:table-column table:style-name="co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1" table:number-columns-repeated="16373" table:default-cell-style-name="ce1"/>
        <table:table-row table:style-name="ro3">
          <table:table-cell office:value-type="string" table:style-name="ce3">
            <office:annotation draw:style-name="a26" svg:x="0.979166666666667in" svg:y="0.0104166666666667in" svg:width="1.5in" svg:height="0.822916666666667in">
              <dc:creator>Paula Andrea Restrepo Suárez</dc:creator>
              <text:p><text:span text:style-name="T2">Consecutivo o código interno asignado por la entidad el flujo de información.</text:span><text:span text:style-name="T1"/></text:p>
              <text:p/>
            </office:annotation>
            <text:p>Código</text:p>
          </table:table-cell>
          <table:table-cell office:value-type="string" table:style-name="ce3">
            <office:annotation draw:style-name="a27" svg:x="2.0625in" svg:y="0.0104166666666667in" svg:width="1.5in" svg:height="0.822916666666667in">
              <dc:creator>Paula Andrea Restrepo Suárez</dc:creator>
              <text:p><text:span text:style-name="T1">Hace referencia a la información que se intercambia con otra entidad</text:span></text:p>
              <text:p/>
            </office:annotation>
            <text:p>Información</text:p>
          </table:table-cell>
          <table:table-cell office:value-type="string" table:style-name="ce14">
            <office:annotation draw:style-name="a28" svg:x="3.28125in" svg:y="0.0104166666666667in" svg:width="2.86458333333333in" svg:height="0.385416666666667in">
              <dc:creator>Paula Andrea Restrepo Suárez</dc:creator>
              <text:p><text:span text:style-name="T1">Área o entidad la que pertenece la información que se produce.<text:s/></text:span></text:p>
            </office:annotation>
            <text:p>Área o Entidad que produce la información<text:s/></text:p>
          </table:table-cell>
          <table:table-cell office:value-type="string" table:style-name="ce4">
            <office:annotation draw:style-name="a29" svg:x="4.29166666666667in" svg:y="0.0104166666666667in" svg:width="2.10416666666667in" svg:height="0.572916666666667in">
              <dc:creator>Paula Andrea Restrepo Suárez</dc:creator>
              <text:p><text:span text:style-name="T1">Se refiere, si es del orden nacional o territorial.</text:span></text:p>
              <text:p/>
            </office:annotation>
            <text:p>Orden de la Entidad productora</text:p>
          </table:table-cell>
          <table:table-cell office:value-type="string" table:style-name="ce14">
            <office:annotation draw:style-name="a30" svg:x="5.88541666666667in" svg:y="0.0104166666666667in" svg:width="2.875in" svg:height="0.40625in">
              <dc:creator>Paula Andrea Restrepo Suárez</dc:creator>
              <text:p><text:span text:style-name="T1">Área o entidad la que pertenece la información que se consume.<text:s/></text:span></text:p>
              <text:p/>
            </office:annotation>
            <text:p>Área o entidad que consume la información</text:p>
          </table:table-cell>
          <table:table-cell office:value-type="string" table:style-name="ce4">
            <office:annotation draw:style-name="a31" svg:x="6.63541666666667in" svg:y="0.0104166666666667in" svg:width="3in" svg:height="0.822916666666667in">
              <dc:creator>Paula Andrea Restrepo Suárez</dc:creator>
              <text:p><text:span text:style-name="T1">Se refiere, si es del orden nacional o territorial.</text:span></text:p>
              <text:p/>
            </office:annotation>
            <text:p>Orden de la entidad consumidora</text:p>
          </table:table-cell>
          <table:table-cell office:value-type="string" table:style-name="ce4">
            <office:annotation draw:style-name="a32" svg:x="9.36458333333333in" svg:y="0.0104166666666667in" svg:width="1.5in" svg:height="0.822916666666667in">
              <dc:creator>Paula Andrea Restrepo Suárez</dc:creator>
              <text:p><text:span text:style-name="T1">Se refiere, si es un flujo de información interno o externo.</text:span></text:p>
              <text:p/>
            </office:annotation>
            <text:p>Tipo de flujo de información del área o entidad consumidora</text:p>
          </table:table-cell>
          <table:table-cell office:value-type="string" table:style-name="ce4">
            <office:annotation draw:style-name="a33" svg:x="10.15625in" svg:y="0.0104166666666667in" svg:width="0.322916666666667in" svg:height="0.520833333333333in">
              <dc:creator>Paula Andrea Restrepo Suárez</dc:creator>
              <text:p><text:span text:style-name="T1">Periodicidad o intervalo de tiempo con que se intercambia la información entre las entidades.</text:span></text:p>
              <text:p/>
            </office:annotation>
            <text:p>Frecuencia de intercambio</text:p>
          </table:table-cell>
          <table:table-cell office:value-type="string" table:style-name="ce4">
            <office:annotation draw:style-name="a34" svg:x="11.4166666666667in" svg:y="0.0104166666666667in" svg:width="0in" svg:height="1.125in">
              <dc:creator>Paula Andrea Restrepo Suárez</dc:creator>
              <text:p><text:span text:style-name="T1">Tipo de formato en que se suministra la información. Por ejemplo en PDF, documento de Word, Excel, xml, texto, entre otros</text:span><text:span text:style-name="T2">.</text:span><text:span text:style-name="T1"/></text:p>
              <text:p/>
            </office:annotation>
            <text:p>Formato</text:p>
          </table:table-cell>
          <table:table-cell office:value-type="string" table:style-name="ce4">
            <office:annotation draw:style-name="a35" svg:x="11.84375in" svg:y="0.0104166666666667in" svg:width="4.14583333333333in" svg:height="1.19791666666667in">
              <dc:creator>Paula Andrea Restrepo Suárez</dc:creator>
              <text:p><text:span text:style-name="T1">Medio empleado para intercambiar la información. Por ejemplo: correo electrónico, web service, conexión ODBC, entre otros.</text:span></text:p>
              <text:p/>
            </office:annotation>
            <text:p>Medio de Intercambio</text:p>
          </table:table-cell>
          <table:table-cell office:value-type="string" table:style-name="ce4">
            <office:annotation draw:style-name="a36" svg:x="12.84375in" svg:y="0.0104166666666667in" svg:width="2.86458333333333in" svg:height="1.29166666666667in">
              <dc:creator>Paula Andrea Restrepo Suárez</dc:creator>
              <text:p><text:span text:style-name="T1">Hace referencia a leyes, decretos, resoluciones y demás actos administrativos que definan la necesidad u obligatoriedad del intercambio de información.</text:span></text:p>
              <text:p/>
            </office:annotation>
            <text:p>Normatividad que respalda el intercambio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F.1</text:p>
          </table:table-cell>
          <table:table-cell table:style-name="ce7"/>
          <table:table-cell table:number-columns-repeated="8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2</text:p>
          </table:table-cell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3</text:p>
          </table:table-cell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4</text:p>
          </table:table-cell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5</text:p>
          </table:table-cell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6</text:p>
          </table:table-cell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7</text:p>
          </table:table-cell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8</text:p>
          </table:table-cell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9</text:p>
          </table:table-cell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 office:value-type="string" table:style-name="ce1">
            <text:p>F.10</text:p>
          </table:table-cell>
          <table:table-cell table:number-columns-repeated="9" table:style-name="ce6"/>
          <table:table-cell table:number-columns-repeated="16374" table:style-name="ce1"/>
        </table:table-row>
        <table:table-row table:number-rows-repeated="5" table:style-name="ro2">
          <table:table-cell table:style-name="ce1"/>
          <table:table-cell table:number-columns-repeated="9" table:style-name="ce6"/>
          <table:table-cell table:number-columns-repeated="16374" table:style-name="ce1"/>
        </table:table-row>
        <table:table-row table:style-name="ro2">
          <table:table-cell/>
          <table:table-cell table:number-columns-repeated="9" table:style-name="ce6"/>
          <table:table-cell table:number-columns-repeated="16374"/>
        </table:table-row>
        <table:table-row table:number-rows-repeated="1048559" table:style-name="ro2">
          <table:table-cell table:number-columns-repeated="16384"/>
        </table:table-row>
      </table:table>
      <table:table table:name="3_1_Flujo_de_info_cabeza_sector" table:style-name="ta2">
        <table:table-column table:style-name="co11" table:default-cell-style-name="ce1"/>
        <table:table-column table:style-name="co34" table:default-cell-style-name="ce1"/>
        <table:table-column table:style-name="co35" table:number-columns-repeated="2" table:default-cell-style-name="ce1"/>
        <table:table-column table:style-name="co36" table:default-cell-style-name="ce1"/>
        <table:table-column table:style-name="co15" table:number-columns-repeated="4" table:default-cell-style-name="ce1"/>
        <table:table-column table:style-name="co11" table:default-cell-style-name="ce1"/>
        <table:table-column table:style-name="co15" table:default-cell-style-name="ce1"/>
        <table:table-column table:style-name="co14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3">
            <office:annotation draw:style-name="a37" svg:x="0.979166666666667in" svg:y="0.0104166666666667in" svg:width="1.5in" svg:height="0.822916666666667in">
              <dc:creator>Paula Andrea Restrepo Suárez</dc:creator>
              <text:p><text:span text:style-name="T2">Consecutivo o código interno asignado por la entidad el flujo de información.</text:span><text:span text:style-name="T1"/></text:p>
              <text:p/>
            </office:annotation>
            <text:p>Código</text:p>
          </table:table-cell>
          <table:table-cell office:value-type="string" table:style-name="ce3">
            <office:annotation draw:style-name="a38" svg:x="1.8125in" svg:y="0.0104166666666667in" svg:width="1.5in" svg:height="0.822916666666667in">
              <dc:creator>Paula Andrea Restrepo Suárez</dc:creator>
              <text:p><text:span text:style-name="T1">Hace referencia a la información que se intercambia con otra entidad</text:span></text:p>
              <text:p/>
            </office:annotation>
            <text:p>Información</text:p>
          </table:table-cell>
          <table:table-cell office:value-type="string" table:style-name="ce4">
            <office:annotation draw:style-name="a39" svg:x="2.64583333333333in" svg:y="0.0104166666666667in" svg:width="2.86458333333333in" svg:height="1.72916666666667in">
              <dc:creator>Paula Andrea Restrepo Suárez</dc:creator>
              <text:p><text:span text:style-name="T1">Sector la que pertenece la entidad que produce la información (Salud, Educación, Agricultura, Ambiente y desarrollo sostenible, Trabajo, Tecnologías de la Información y las comunicaciones, Inclusión social, Defensa, Hacienda, Comercio y turismo, Ciencia y Tecnología, Estadística, Deporte, Planeación, función Pública, Justicia y del Derecho, Vivienda, Presidencia). Si es territorial no colocar el sector.)</text:span></text:p>
              <text:p/>
            </office:annotation>
            <text:p>Sector entidad productora</text:p>
          </table:table-cell>
          <table:table-cell office:value-type="string" table:style-name="ce4">
            <office:annotation draw:style-name="a40" svg:x="3.47916666666667in" svg:y="0.0104166666666667in" svg:width="1.5in" svg:height="0.822916666666667in">
              <dc:creator>Paula Andrea Restrepo Suárez</dc:creator>
              <text:p><text:span text:style-name="T1">Entidad que produce la información que se intercambia.</text:span></text:p>
              <text:p/>
            </office:annotation>
            <text:p>Entidad productora</text:p>
          </table:table-cell>
          <table:table-cell office:value-type="string" table:style-name="ce4">
            <office:annotation draw:style-name="a41" svg:x="4.3125in" svg:y="0.0104166666666667in" svg:width="1.5in" svg:height="0.572916666666667in">
              <dc:creator>Paula Andrea Restrepo Suárez</dc:creator>
              <text:p><text:span text:style-name="T1">Se refiere, si es del orden nacional o territorial.</text:span></text:p>
              <text:p/>
            </office:annotation>
            <text:p>Orden de la Entidad productora</text:p>
          </table:table-cell>
          <table:table-cell office:value-type="string" table:style-name="ce4">
            <office:annotation draw:style-name="a42" svg:x="5.14583333333333in" svg:y="0.0104166666666667in" svg:width="2.83333333333333in" svg:height="1.70833333333333in">
              <dc:creator>Paula Andrea Restrepo Suárez</dc:creator>
              <text:p><text:span text:style-name="T1">Sector la que pertenece la entidad que consume la información (Salud, Educación, Agricultura, Ambiente y desarrollo sostenible, Trabajo, Tecnologías de la Información y las comunicaciones, Inclusión social, Defensa, Hacienda, Comercio y turismo, Ciencia y Tecnología, Estadística, Deporte, Planeación, función Pública, Justicia y del Derecho, Vivienda, Presidencia)</text:span></text:p>
              <text:p/>
            </office:annotation>
            <text:p>Sector entidad consumidora</text:p>
          </table:table-cell>
          <table:table-cell office:value-type="string" table:style-name="ce4">
            <office:annotation draw:style-name="a43" svg:x="5.97916666666667in" svg:y="0.0104166666666667in" svg:width="1.5in" svg:height="0.822916666666667in">
              <dc:creator>Paula Andrea Restrepo Suárez</dc:creator>
              <text:p><text:span text:style-name="T1">Entidad que consume la información que se intercambia.</text:span></text:p>
              <text:p/>
            </office:annotation>
            <text:p>Entidad consumidora</text:p>
          </table:table-cell>
          <table:table-cell office:value-type="string" table:style-name="ce4">
            <office:annotation draw:style-name="a44" svg:x="6.8125in" svg:y="0.0104166666666667in" svg:width="1.5in" svg:height="0.822916666666667in">
              <dc:creator>Paula Andrea Restrepo Suárez</dc:creator>
              <text:p><text:span text:style-name="T1">Se refiere, si es del orden nacional o territorial.</text:span></text:p>
              <text:p/>
            </office:annotation>
            <text:p>Orden de la entidad consumidora</text:p>
          </table:table-cell>
          <table:table-cell office:value-type="string" table:style-name="ce4">
            <office:annotation draw:style-name="a45" svg:x="7.64583333333333in" svg:y="0.0104166666666667in" svg:width="2.39583333333333in" svg:height="0.520833333333333in">
              <dc:creator>Paula Andrea Restrepo Suárez</dc:creator>
              <text:p><text:span text:style-name="T1">Periodicidad o intervalo de tiempo con que se intercambia la información entre las entidades.</text:span></text:p>
              <text:p/>
            </office:annotation>
            <text:p>Frecuencia de intercambio</text:p>
          </table:table-cell>
          <table:table-cell office:value-type="string" table:style-name="ce4">
            <office:annotation draw:style-name="a46" svg:x="8.47916666666667in" svg:y="0.0104166666666667in" svg:width="1.71875in" svg:height="1.125in">
              <dc:creator>Paula Andrea Restrepo Suárez</dc:creator>
              <text:p><text:span text:style-name="T1">Tipo de formato en que se suministra la información. Por ejemplo en PDF, documento de Word, Excel, xml, texto, entre otros</text:span><text:span text:style-name="T2">.</text:span><text:span text:style-name="T1"/></text:p>
              <text:p/>
            </office:annotation>
            <text:p>Formato</text:p>
          </table:table-cell>
          <table:table-cell office:value-type="string" table:style-name="ce4">
            <office:annotation draw:style-name="a47" svg:x="9.3125in" svg:y="0.0104166666666667in" svg:width="2.15625in" svg:height="1.19791666666667in">
              <dc:creator>Paula Andrea Restrepo Suárez</dc:creator>
              <text:p><text:span text:style-name="T1">Medio empleado para intercambiar la información. Por ejemplo: correo electrónico, web service, conexión ODBC, entre otros.</text:span></text:p>
              <text:p/>
            </office:annotation>
            <text:p>Medio de Intercambio</text:p>
          </table:table-cell>
          <table:table-cell office:value-type="string" table:style-name="ce4">
            <office:annotation draw:style-name="a48" svg:x="10.1458333333333in" svg:y="0.0104166666666667in" svg:width="2.28125in" svg:height="1.29166666666667in">
              <dc:creator>Paula Andrea Restrepo Suárez</dc:creator>
              <text:p><text:span text:style-name="T1">Hace referencia a leyes, decretos, resoluciones y demás actos administrativos que definan la necesidad u obligatoriedad del intercambio de información.</text:span></text:p>
              <text:p/>
            </office:annotation>
            <text:p>Normatividad que respalda el intercambio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CS.1</text:p>
          </table:table-cell>
          <table:table-cell table:style-name="ce7"/>
          <table:table-cell table:number-columns-repeated="9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2</text:p>
          </table:table-cell>
          <table:table-cell table:number-columns-repeated="10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3</text:p>
          </table:table-cell>
          <table:table-cell table:number-columns-repeated="10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4</text:p>
          </table:table-cell>
          <table:table-cell table:number-columns-repeated="10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5</text:p>
          </table:table-cell>
          <table:table-cell table:number-columns-repeated="10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6</text:p>
          </table:table-cell>
          <table:table-cell table:number-columns-repeated="10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7</text:p>
          </table:table-cell>
          <table:table-cell table:number-columns-repeated="10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8</text:p>
          </table:table-cell>
          <table:table-cell table:number-columns-repeated="10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9</text:p>
          </table:table-cell>
          <table:table-cell table:number-columns-repeated="10" table:style-name="ce6"/>
          <table:table-cell table:number-columns-repeated="16373" table:style-name="ce1"/>
        </table:table-row>
        <table:table-row table:style-name="ro2">
          <table:table-cell office:value-type="string" table:style-name="ce1">
            <text:p>FCS.10</text:p>
          </table:table-cell>
          <table:table-cell table:number-columns-repeated="10" table:style-name="ce6"/>
          <table:table-cell table:number-columns-repeated="16373" table:style-name="ce1"/>
        </table:table-row>
        <table:table-row table:number-rows-repeated="2" table:style-name="ro2">
          <table:table-cell table:style-name="ce1"/>
          <table:table-cell table:number-columns-repeated="10" table:style-name="ce6"/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4__Servicios_de_Informacion" table:style-name="ta1"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41" table:default-cell-style-name="ce1"/>
        <table:table-column table:style-name="co1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3">
            <office:annotation draw:style-name="a49" svg:x="1.45833333333333in" svg:y="0.0104166666666667in" svg:width="1.5in" svg:height="0.822916666666667in">
              <dc:creator>Paula Andrea Restrepo Suárez</dc:creator>
              <text:p><text:span text:style-name="T1">Consecutivo o código interno asignado por la entidad al servicio de información</text:span><text:span text:style-name="T2">.</text:span><text:span text:style-name="T1"/></text:p>
              <text:p/>
            </office:annotation>
            <text:p>Código servicio</text:p>
          </table:table-cell>
          <table:table-cell office:value-type="string" table:style-name="ce4">
            <office:annotation draw:style-name="a50" svg:x="3.0625in" svg:y="0.0104166666666667in" svg:width="1.5in" svg:height="0.822916666666667in">
              <dc:creator>Paula Andrea Restrepo Suárez</dc:creator>
              <text:p><text:span text:style-name="T1">Nombre del servicio de información<text:s/></text:span></text:p>
              <text:p/>
            </office:annotation>
            <text:p>Nombre del servicio</text:p>
          </table:table-cell>
          <table:table-cell office:value-type="string" table:style-name="ce4">
            <office:annotation draw:style-name="a51" svg:x="4.91666666666667in" svg:y="0.0104166666666667in" svg:width="1.5in" svg:height="0.822916666666667in">
              <dc:creator>Paula Andrea Restrepo Suárez</dc:creator>
              <text:p><text:span text:style-name="T1">Es una breve descripción que describe que hace u ofrece el servicio de información.</text:span></text:p>
              <text:p/>
            </office:annotation>
            <text:p>Descripción del servicio</text:p>
          </table:table-cell>
          <table:table-cell office:value-type="string" table:style-name="ce4">
            <office:annotation draw:style-name="a52" svg:x="6.77083333333333in" svg:y="0.0104166666666667in" svg:width="1.5in" svg:height="0.822916666666667in">
              <dc:creator>Paula Andrea Restrepo Suárez</dc:creator>
              <text:p><text:span text:style-name="T1">Dirección electrónica mediante la cual puede ser accedida.</text:span></text:p>
              <text:p/>
            </office:annotation>
            <text:p>Ruta de Acceso</text:p>
          </table:table-cell>
          <table:table-cell office:value-type="string" table:style-name="ce4">
            <office:annotation draw:style-name="a53" svg:x="8.625in" svg:y="0.0104166666666667in" svg:width="1.5in" svg:height="0.822916666666667in">
              <dc:creator>Paula Andrea Restrepo Suárez</dc:creator>
              <text:p><text:span text:style-name="T1">Corresponde a la última versión estable y disponible del servicio de información.</text:span></text:p>
              <text:p/>
            </office:annotation>
            <text:p>Versión del servicio</text:p>
          </table:table-cell>
          <table:table-cell office:value-type="string" table:style-name="ce4">
            <office:annotation draw:style-name="a54" svg:x="9.88541666666667in" svg:y="0.0104166666666667in" svg:width="1.5in" svg:height="0.822916666666667in">
              <dc:creator>Paula Andrea Restrepo Suárez</dc:creator>
              <text:p><text:span text:style-name="T1">Corresponde al servidor o lugar físico donde se encuentra alojado el servicio de información.</text:span></text:p>
              <text:p/>
            </office:annotation>
            <text:p>Ubicación física del servicio</text:p>
          </table:table-cell>
          <table:table-cell office:value-type="string" table:style-name="ce4">
            <office:annotation draw:style-name="a55" svg:x="11.15625in" svg:y="0.0104166666666667in" svg:width="2.1875in" svg:height="0.822916666666667in">
              <dc:creator>Paula Andrea Restrepo Suárez</dc:creator>
              <text:p><text:span text:style-name="T1">Hace referencia a si está activo (disponible) o desactivado.</text:span></text:p>
              <text:p/>
            </office:annotation>
            <text:p>Estado</text:p>
          </table:table-cell>
          <table:table-cell office:value-type="string" table:style-name="ce4">
            <office:annotation draw:style-name="a56" svg:x="12.2916666666667in" svg:y="0.0104166666666667in" svg:width="2.60416666666667in" svg:height="0.875in">
              <dc:creator>Paula Andrea Restrepo Suárez</dc:creator>
              <text:p><text:span text:style-name="T1">Se refiere si el servicio esta automatizado o no y que tipo de automatización (web service, transferencia ftp, demonios entre otros)</text:span></text:p>
              <text:p/>
            </office:annotation>
            <text:p>Tipo de Automatización.</text:p>
          </table:table-cell>
          <table:table-cell office:value-type="string" table:style-name="ce4">
            <office:annotation draw:style-name="a57" svg:x="14.5729166666667in" svg:y="0.0104166666666667in" svg:width="1.17708333333333in" svg:height="0.822916666666667in">
              <dc:creator>Paula Andrea Restrepo Suárez</dc:creator>
              <text:p><text:span text:style-name="T1">Se coloca SI o No, según SI utiliza el lenguaje común de intercambio en su estructura de datos.</text:span></text:p>
            </office:annotation>
            <text:p>Incorporación del Lenguaje común de Intercambio</text:p>
          </table:table-cell>
          <table:table-cell office:value-type="string" table:style-name="ce4">
            <office:annotation draw:style-name="a58" svg:x="16.1979166666667in" svg:y="0.0104166666666667in" svg:width="1.42708333333333in" svg:height="0.822916666666667in">
              <dc:creator>Paula Andrea Restrepo Suárez</dc:creator>
              <text:p><text:span text:style-name="T1">Se coloca SI o No, según si se encuentra disponible y publicado en la Plataforma de Interoperabilidad del Estado.</text:span><text:span text:style-name="T3"/></text:p>
              <text:p/>
            </office:annotation>
            <text:p>Disponible en PDI</text:p>
          </table:table-cell>
          <table:table-cell office:value-type="string" table:style-name="ce4">
            <office:annotation draw:style-name="a59" svg:x="17.9270833333333in" svg:y="0.0104166666666667in" svg:width="2.39583333333333in" svg:height="0.822916666666667in">
              <dc:creator>Paula Andrea Restrepo Suárez</dc:creator>
              <text:p><text:span text:style-name="T1">Corresponde a áreas o dependencias internas de la entidad que hacen uso del servicio de información.</text:span></text:p>
              <text:p/>
            </office:annotation>
            <text:p>Consumidores internos</text:p>
          </table:table-cell>
          <table:table-cell office:value-type="string" table:style-name="ce4">
            <office:annotation draw:style-name="a60" svg:x="19.7604166666667in" svg:y="0.0104166666666667in" svg:width="0.635416666666667in" svg:height="0.822916666666667in">
              <dc:creator>Paula Andrea Restrepo Suárez</dc:creator>
              <text:p><text:span text:style-name="T1">Corresponde a los grupos de interés (ciudadanos, entidades) externas que hacen uso del servicio de información.</text:span></text:p>
            </office:annotation>
            <text:p>Consumidores externos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S.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4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8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9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S.10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Análisis_Serv_Info-Info-Datos" table:style-name="ta2">
        <table:table-column table:style-name="co11" table:default-cell-style-name="ce1"/>
        <table:table-column table:style-name="co47" table:default-cell-style-name="ce1"/>
        <table:table-column table:style-name="co11" table:default-cell-style-name="ce1"/>
        <table:table-column table:style-name="co48" table:number-columns-repeated="8" table:default-cell-style-name="ce1"/>
        <table:table-column table:style-name="co11" table:number-columns-repeated="16373" table:default-cell-style-name="ce1"/>
        <table:table-row table:style-name="ro4">
          <table:table-cell/>
          <table:table-cell office:value-type="string" table:number-columns-spanned="10" table:number-rows-spanned="1" table:style-name="ce19">
            <text:p><text:span text:style-name="T5">Matriz de Servicios de información vs. información, comparando datos:</text:span></text:p>
            <text:p><text:span text:style-name="T5">1.</text:span><text:s/>Se hace la relación de los servicios de información, de la pestaña de Servicios de Información</text:p>
            <text:p><text:span text:style-name="T5">2</text:span><text:span text:style-name="T6">.</text:span><text:s/>Se hace la relación de la información, de la pestaña Atributos de Información.</text:p>
            <text:p><text:span text:style-name="T5">3.</text:span><text:s/>Se completa con los datos de la pestaña Atributos de Datos, relacionados a cada servicios de información y a cada información</text:p>
            <text:p>Para completar la tabla puede ser con los códigos definidos o los nombres establecidos en cada tabla.</text:p>
          </table:table-cell>
          <table:covered-table-cell table:number-columns-repeated="9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5">
          <table:table-cell/>
          <table:table-cell table:number-columns-spanned="2" table:number-rows-spanned="2" table:style-name="ce30"/>
          <table:covered-table-cell/>
          <table:table-cell office:value-type="string" table:number-columns-spanned="8" table:number-rows-spanned="1" table:style-name="ce21">
            <text:p>Información</text:p>
          </table:table-cell>
          <table:covered-table-cell table:number-columns-repeated="7"/>
          <table:table-cell table:number-columns-repeated="2" table:style-name="ce8"/>
          <table:table-cell table:number-columns-repeated="16371"/>
        </table:table-row>
        <table:table-row table:style-name="ro2">
          <table:table-cell/>
          <table:covered-table-cell/>
          <table:covered-table-cell/>
          <table:table-cell table:style-name="ce15"/>
          <table:table-cell table:number-columns-repeated="7" table:style-name="ce16"/>
          <table:table-cell table:number-columns-repeated="16373" table:style-name="ce1"/>
        </table:table-row>
        <table:table-row table:style-name="ro6">
          <table:table-cell/>
          <table:table-cell office:value-type="string" table:number-columns-spanned="1" table:number-rows-spanned="10" table:style-name="ce29">
            <text:p>Servicios de Información</text:p>
          </table:table-cell>
          <table:table-cell table:style-name="ce17"/>
          <table:table-cell office:value-type="string" table:style-name="ce18">
            <text:p>DATOS</text:p>
          </table:table-cell>
          <table:table-cell table:number-columns-repeated="7" table:style-name="ce18"/>
          <table:table-cell table:number-columns-repeated="16373" table:style-name="ce1"/>
        </table:table-row>
        <table:table-row table:number-rows-repeated="9" table:style-name="ro6">
          <table:table-cell/>
          <table:covered-table-cell/>
          <table:table-cell table:style-name="ce16"/>
          <table:table-cell table:number-columns-repeated="8" table:style-name="ce18"/>
          <table:table-cell table:number-columns-repeated="16373" table:style-name="ce1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1__Atributos_de_Información.A1:1__Atributos_de_Información.N13" table:name="Tabla2" table:display-filter-buttons="true"/>
        <table:database-range table:target-range-address="2__Atributos_de_Datos.A1:2__Atributos_de_Datos.L1048576" table:name="Tabla3" table:display-filter-buttons="true"/>
        <table:database-range table:target-range-address="3__Flujo_de_Informacion.B1:3__Flujo_de_Informacion.K13" table:name="Tabla5" table:display-filter-buttons="true"/>
        <table:database-range table:target-range-address="3__Flujo_de_Informacion.A1:3__Flujo_de_Informacion.A13" table:name="Tabla6" table:display-filter-buttons="true"/>
        <table:database-range table:target-range-address="3_1_Flujo_de_info_cabeza_sector.B1:3_1_Flujo_de_info_cabeza_sector.L13" table:name="Tabla52" table:display-filter-buttons="true"/>
        <table:database-range table:target-range-address="3_1_Flujo_de_info_cabeza_sector.A1:3_1_Flujo_de_info_cabeza_sector.A13" table:name="Tabla65" table:display-filter-buttons="true"/>
        <table:database-range table:target-range-address="4__Servicios_de_Informacion.A1:4__Servicios_de_Informacion.L13" table:name="Tabla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sto MT" svg:font-family="&quot;Calisto MT&quot;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Paula Andrea Restrepo Suárez</meta:initial-creator>
    <dc:creator>Paula Andrea Restrepo Suárez</dc:creator>
    <meta:creation-date>2016-12-12T15:06:24Z</meta:creation-date>
    <dc:date>2016-12-28T19:45:12Z</dc:date>
  </office:meta>
</office:document-meta>
</file>